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82.01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reading</text:p>
            <text:p>- NMD430 PRESENTATION!</text:p>
            <text:p>- NMD200 Field recording DUE</text:p>
            <text:p>- NMD206 Intent 1 DUE</text:p>
            <text:p>- NMD345 5 badges DUE</text:p>
            <text:p>-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3:19:54.170287437</dc:date>
    <meta:creation-date>2016-09-05T22:47:24Z</meta:creation-date>
    <meta:editing-cycles>1686</meta:editing-cycles>
    <meta:editing-duration>P36DT6H25M2S</meta:editing-duration>
    <meta:generator>LibreOffice/5.4.2.2.0$Linux_X86_64 LibreOffice_project/40m0$Build-2</meta:generator>
    <meta:document-statistic meta:table-count="4" meta:cell-count="4440" meta:object-count="0"/>
  </office:meta>
</office:document-meta>
</file>